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201000001000000010056074C40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2300dc" draw:auto-grow-height="false" fo:min-height="0.749cm" fo:min-width="0.499cm" fo:wrap-option="no-wrap"/>
    </style:style>
    <style:style style:name="gr2" style:family="graphic" style:parent-style-name="standard">
      <style:graphic-properties draw:stroke="none" svg:stroke-color="#000000" draw:fill="none" draw:fill-color="#ffffff" fo:min-height="3.923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.3cm" fo:margin-bottom="0.3cm" fo:line-height="100%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color="#0000ff" style:text-outline="false" style:text-line-through-style="none" fo:font-family="Arial" style:font-family-generic="roman" style:font-pitch="variable" fo:font-size="66pt" fo:font-style="normal" fo:text-shadow="none" style:text-underline-style="none" fo:font-weight="bold" style:letter-kerning="true" style:font-family-asian="'DejaVu Sans'" style:font-family-generic-asian="system" style:font-pitch-asian="variable" style:font-size-asian="66pt" style:font-style-asian="normal" style:font-weight-asian="bold" style:font-family-complex="'Lohit Hindi'" style:font-family-generic-complex="system" style:font-pitch-complex="variable" style:font-size-complex="6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22pt" fo:font-style="normal" fo:text-shadow="none" style:text-underline-style="none" fo:font-weight="normal" style:letter-kerning="true" style:font-family-asian="'DejaVu Sans'" style:font-family-generic-asian="system" style:font-pitch-asian="variable" style:font-size-asian="22pt" style:font-style-asian="normal" style:font-weight-asian="normal" style:font-family-complex="'Lohit Hindi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bold" style:letter-kerning="true" style:font-family-asian="'DejaVu Sans'" style:font-family-generic-asian="system" style:font-pitch-asian="variable" style:font-size-asian="32pt" style:font-style-asian="normal" style:font-weight-asian="bold" style:font-family-complex="'Lohit Hind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custom-shape draw:style-name="gr1" draw:layer="layout" svg:width="5.118cm" svg:height="4.447cm" svg:x="3.871cm" svg:y="8.688cm">
              <text:p/>
              <draw:enhanced-geometry svg:viewBox="0 0 21600 21600" draw:mirror-horizontal="false" draw:mirror-vertical="false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    <draw:equation draw:name="f0" draw:formula="left"/>
                <draw:equation draw:name="f1" draw:formula="right"/>
                <draw:equation draw:name="f2" draw:formula="top"/>
                <draw:equation draw:name="f3" draw:formula="bottom"/>
                <draw:equation draw:name="f4" draw:formula="left+$0"/>
                <draw:equation draw:name="f5" draw:formula="right-$0"/>
                <draw:equation draw:name="f6" draw:formula="top+$0"/>
                <draw:equation draw:name="f7" draw:formula="bottom-$0"/>
                <draw:handle draw:handle-position="left $0" draw:handle-switched="true" draw:handle-range-y-minimum="0" draw:handle-range-y-maximum="10800"/>
              </draw:enhanced-geometry>
            </draw:custom-shape>
          </draw:g>
          <draw:frame draw:style-name="gr2" draw:text-style-name="P1" draw:layer="layout" svg:width="15.206cm" svg:height="4.173cm" svg:x="9.356cm" svg:y="9.206cm">
            <draw:text-box>
              <text:p text:style-name="P1"><text:span text:style-name="T1">Application</text:span><text:span text:style-name="T2"><text:line-break/></text:span><text:span text:style-name="T3">Brief Description</text:span></text:p>
            </draw:text-box>
          </draw:frame>
          <draw:frame draw:style-name="gr3" draw:text-style-name="P3" draw:layer="layout" svg:width="3.44cm" svg:height="3.44cm" svg:x="4.683cm" svg:y="9.216cm">
            <draw:image xlink:href="Pictures/10000201000001000000010056074C40.png" xlink:type="simple" xlink:show="embed" xlink:actuate="onLoad">
              <text:p text:style-name="P2"><text:span text:style-name="T4">APP</text:span></text:p>
            </draw:image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orge Zuluaga</meta:initial-creator>
    <meta:creation-date>2011-10-24T19:09:20</meta:creation-date>
    <dc:date>2011-11-16T08:13:09</dc:date>
    <dc:creator>Jorge Zuluaga</dc:creator>
    <meta:editing-duration>PT06H02M39S</meta:editing-duration>
    <meta:editing-cycles>3</meta:editing-cycles>
    <meta:generator>OpenOffice.org/3.2$Unix OpenOffice.org_project/320m19$Build-9505</meta:generator>
    <meta:document-statistic meta:object-count="5"/>
  </office:meta>
</office:document-meta>
</file>